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DejaVu Sans2" svg:font-family="'DejaVu Sans'" style:font-adornments="Book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02cm"/>
    </style:style>
    <style:style style:name="pr2" style:family="presentation" style:parent-style-name="Default-subtitle">
      <style:graphic-properties draw:fill-color="#ffffff" draw:auto-grow-height="true" fo:min-height="10.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922cm"/>
    </style:style>
    <style:style style:name="pr5" style:family="presentation" style:parent-style-name="Default-outline1">
      <style:graphic-properties draw:auto-grow-height="true" fo:min-height="10.15cm"/>
    </style:style>
    <style:style style:name="pr6" style:family="presentation" style:parent-style-name="Default-title">
      <style:graphic-properties fo:min-height="2.922cm"/>
    </style:style>
    <style:style style:name="pr7" style:family="presentation" style:parent-style-name="Default-outline1">
      <style:graphic-properties fo:min-height="10.317cm"/>
    </style:style>
    <style:style style:name="pr8" style:family="presentation" style:parent-style-name="Default-outline1">
      <style:graphic-properties fo:min-height="10.15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fo:min-height="13.2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6.7000007629395pt"/>
    </style:style>
    <style:style style:name="P3" style:family="paragraph">
      <style:text-properties fo:font-size="36.5999984741211pt" fo:font-weight="bold"/>
    </style:style>
    <style:style style:name="P4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.7000007629395pt"/>
    </style:style>
    <style:style style:name="T3" style:family="text">
      <style:text-properties fo:font-size="36.5999984741211pt" fo:font-weight="bold"/>
    </style:style>
    <style:style style:name="T4" style:family="text">
      <style:text-properties fo:font-size="20pt"/>
    </style:style>
    <style:style style:name="T5" style:family="text">
      <style:text-properties style:font-name="Arial3" style:font-name-asian="Arial3" style:font-name-complex="Arial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02cm" svg:x="1.399cm" svg:y="0.648cm" presentation:class="title" presentation:user-transformed="true">
          <draw:text-box>
            <text:p><text:span text:style-name="T1">Comparison is not simple,</text:span><text:span text:style-name="T1"><text:line-break/></text:span><text:span text:style-name="T1">but it can be simpler.</text:span></text:p>
          </draw:text-box>
        </draw:frame>
        <draw:frame presentation:style-name="pr2" draw:text-style-name="P2" draw:layer="layout" svg:width="25.199cm" svg:height="10.15cm" svg:x="1.399cm" svg:y="4.094cm" presentation:class="subtitle">
          <draw:text-box>
            <text:p><text:span text:style-name="T2">Lawrence Crowl</text:span></text:p>
            <text:p><text:span text:style-name="T2"/></text:p>
            <text:p><text:span text:style-name="T2">CppCon 201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You can reach me at Lawrence@Crowl.org.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922cm" svg:x="1.399cm" svg:y="0.697cm" presentation:class="title">
          <draw:text-box>
            <text:p><text:span text:style-name="T3">What is comparison?</text:span></text:p>
          </draw:text-box>
        </draw:frame>
        <draw:frame presentation:style-name="pr5" draw:layer="layout" svg:width="25.199cm" svg:height="10.15cm" svg:x="1.399cm" svg:y="4.094cm" presentation:class="outline">
          <draw:text-box>
            <text:list text:style-name="L3">
              <text:list-item>
                <text:p>Pervasive.</text:p>
                <text:list>
                  <text:list-item>
                    <text:p>Expensive.</text:p>
                  </text:list-item>
                  <text:list-item>
                    <text:p>Critical.</text:p>
                  </text:list-item>
                </text:list>
              </text:list-item>
              <text:list-item>
                <text:p>A query against an equivalence or order rel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4">As much as 50% of all instructions executed are on behalf of comparisons and the subsequent branches.</text:span></text:p>
              <text:p><text:span text:style-name="T4"/></text:p>
              <text:p><text:span text:style-name="T4">An ill-formed or incorrect comparison can invalidate the entire program.</text:span></text:p>
              <text:p><text:span text:style-name="T4"/></text:p>
              <text:p><text:span text:style-name="T4">Error rates of one in a ten trillion will cause failures every day!</text:span></text:p>
              <text:p><text:span text:style-name="T4"/></text:p>
              <text:p><text:span text:style-name="T4">Now we unavoidably need to talk a little math.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922cm" svg:x="1.399cm" svg:y="0.697cm" presentation:class="title" presentation:user-transformed="true">
          <draw:text-box>
            <text:p>What is an equivalence relation?</text:p>
          </draw:text-box>
        </draw:frame>
        <draw:frame presentation:style-name="pr5" draw:layer="layout" svg:width="25.199cm" svg:height="10.15cm" svg:x="1.399cm" svg:y="4.094cm" presentation:class="outline">
          <draw:text-box>
            <text:list text:style-name="L3">
              <text:list-item>
                <text:p>(weak) equivalence</text:p>
                <text:list>
                  <text:list-item>
                    <text:p>reflexive: a~a</text:p>
                  </text:list-item>
                  <text:list-item>
                    <text:p>symmetric: a~b implies b~a</text:p>
                  </text:list-item>
                  <text:list-item>
                    <text:p>transitive: a~b and b~c implies a~c</text:p>
                  </text:list-item>
                </text:list>
              </text:list-item>
              <text:list-item>
                <text:p>equality (congruence) also adds</text:p>
                <text:list>
                  <text:list-item>
                    <text:p>substitutable: a=b implies f(a) = f(b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>
            <draw:text-box>
              <text:p/>
              <text:p>Substitutability means all functions, not just one function.</text:p>
              <text:p/>
              <text:p>The most likely failures in design and implementation are in transitivity and substitutability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922cm" svg:x="1.399cm" svg:y="0.697cm" presentation:class="title" presentation:user-transformed="true">
          <draw:text-box>
            <text:p>What is an order relation?</text:p>
          </draw:text-box>
        </draw:frame>
        <draw:frame presentation:style-name="pr7" draw:layer="layout" svg:width="25.199cm" svg:height="10.317cm" svg:x="1.399cm" svg:y="4.094cm" presentation:class="outline" presentation:user-transformed="true">
          <draw:text-box>
            <text:list text:style-name="L3">
              <text:list-item>
                <text:p>(strict) partial order</text:p>
                <text:list>
                  <text:list-item>
                    <text:p>irreflexive: not a&lt;a</text:p>
                  </text:list-item>
                  <text:list-item>
                    <text:p>asymmetric: a&lt;b implies not b&lt;a</text:p>
                  </text:list-item>
                  <text:list-item>
                    <text:p>transitive: a&lt;b and b&lt;c implies a&lt;c</text:p>
                  </text:list-item>
                </text:list>
              </text:list-item>
              <text:list-item>
                <text:p>(strict) weak order adds to partial</text:p>
                <text:list>
                  <text:list-item>
                    <text:p>ordered partitions: a&lt;b implies a&lt;c or c&lt;b</text:p>
                  </text:list-item>
                </text:list>
              </text:list-item>
              <text:list-item>
                <text:p>(strict) total order adds to partial</text:p>
                <text:list>
                  <text:list-item>
                    <text:p>trichotomous: exactly one of a&lt;b, a=b, b&lt;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>
            <draw:text-box>
              <text:p>Strict means less than. <text:s/>Non-strict means less than or equal to. The standard only cares about strict.</text:p>
              <text:p/>
              <text:p>The standard's requirement for a strict weak ordering is essentially a requirement for ordered partitions.</text:p>
              <text:p/>
              <text:p>The most likely failures in design and implementation are in transitivity and <text:s/>ordered partitions.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922cm" svg:x="1.399cm" svg:y="0.697cm" presentation:class="title" presentation:user-transformed="true">
          <draw:text-box>
            <text:p>What comparison orders are needed?</text:p>
          </draw:text-box>
        </draw:frame>
        <draw:frame presentation:style-name="pr8" draw:layer="layout" svg:width="25.199cm" svg:height="10.15cm" svg:x="1.399cm" svg:y="4.094cm" presentation:class="outline">
          <draw:text-box>
            <text:list text:style-name="L3">
              <text:list-item>
                <text:p>Topological sort needs a partial order.</text:p>
              </text:list-item>
              <text:list-item>
                <text:p>Normal sort needs a weak order.</text:p>
              </text:list-item>
              <text:list-item>
                <text:p>Indexing needs a total order.</text:p>
              </text:list-item>
              <text:list-item>
                <text:p>Memoization needs a weak order and equality.</text:p>
              </text:list-item>
              <text:list-item>
                <text:p>Partitioning the domain for computation has needs that are specific to the typ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4">We know what the standard's alogorithms need.</text:span></text:p>
              <text:p><text:span text:style-name="T4"/></text:p>
              <text:p><text:span text:style-name="T4">We do not know how your application needs to partition your data in your algorithms.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199cm" svg:height="2.922cm" svg:x="1.399cm" svg:y="0.697cm" presentation:class="title">
          <draw:text-box>
            <text:p><text:span text:style-name="T3">What can go wrong?</text:span></text:p>
          </draw:text-box>
        </draw:frame>
        <draw:frame presentation:style-name="pr8" draw:layer="layout" svg:width="25.199cm" svg:height="10.15cm" svg:x="1.399cm" svg:y="4.094cm" presentation:class="outline">
          <draw:text-box>
            <text:list text:style-name="L3">
              <text:list-item>
                <text:p>Algorithms may fail to deliver expected results.</text:p>
              </text:list-item>
              <text:list-item>
                <text:p>Examples of failure with floating-point numbers.</text:p>
              </text:list-item>
              <text:list-item>
                <text:p>The problems apply to other typ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76cm" svg:y="14.209cm" presentation:class="notes" presentation:user-transformed="true">
            <draw:text-box>
              <text:p>Your bank balance may mysteriously disappear.</text:p>
              <text:p/>
              <text:p>I use floating point as an example because most folks do not know that the standard does not support sorting floating-point numbers.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399cm" svg:y="0.697cm" presentation:class="title">
          <draw:text-box>
            <text:p>How is sorting with NaN?</text:p>
          </draw:text-box>
        </draw:frame>
        <draw:frame presentation:style-name="pr8" draw:layer="layout" svg:width="25.199cm" svg:height="10.243cm" svg:x="1.399cm" svg:y="4.094cm" presentation:class="outline" presentation:user-transformed="true">
          <draw:text-box>
            <text:list text:style-name="L3">
              <text:list-item>
                <text:p>1 &lt; 3 is true, but neither 1 &lt; NaN nor NaN &lt; 3</text:p>
                <text:list>
                  <text:list-item>
                    <text:p>So, operator&lt; does not form an ordered partition.</text:p>
                  </text:list-item>
                  <text:list-item>
                    <text:p>Therefore, it is not a weak order.</text:p>
                  </text:list-item>
                </text:list>
              </text:list-item>
              <text:list-item>
                <text:p>-NaN, -1.0, +0.0, +1.0, +NaN<text:line-break/>+NaN, -1.0, +0.0, +1.0, -NaN<text:line-break/>-1.0, -NaN, +0.0, +NaN, +1.0<text:line-break/>-1.0, +0.0, +1.0, -NaN, +NaN<text:line-break/>-1.0, -NaN, +1.0, +NaN, +0.0<text:line-break/>+NaN, -NaN, -1.0, +0.0, +1.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<text:span text:style-name="T4">A NaN in the data set tends to partition the sort into independent subsets. <text:s/>The output order is highly variable and <text:s/>a strong function of the input order, which is counter-productive in a sort.</text:span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399cm" svg:y="0.697cm" presentation:class="title">
          <draw:text-box>
            <text:p>How is sorting with signed zero?</text:p>
          </draw:text-box>
        </draw:frame>
        <draw:frame presentation:style-name="pr8" draw:layer="layout" svg:width="25.199cm" svg:height="10.15cm" svg:x="1.399cm" svg:y="4.094cm" presentation:class="outline" presentation:user-transformed="true">
          <draw:text-box>
            <text:list text:style-name="L3">
              <text:list-item>
                <text:p>-0.0 == +0.0 but 1/-0.0 != 1/+0.0</text:p>
                <text:list>
                  <text:list-item>
                    <text:p>So, operator== does not provide substitutability.</text:p>
                  </text:list-item>
                  <text:list-item>
                    <text:p>Therefore, it is not an equality (congruence).</text:p>
                  </text:list-item>
                </text:list>
              </text:list-item>
              <text:list-item>
                <text:p>-1.0, -0.0, -0.0, +0.0, +1.0<text:line-break/>-1.0, -0.0, +0.0, -0.0, +1.0<text:line-break/>-1.0, +0.0, -0.0, -0.0, +1.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>
            <draw:text-box>
              <text:p>The order of zeros depends on the order of the input. <text:s/>That is the output does not have a single consistent order. <text:s/>This code is technically correct, as it meets both the requirements of sort and the guarantee of sort. <text:s/>However, it may not be what folks expect.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399cm" svg:y="0.697cm" presentation:class="title">
          <draw:text-box>
            <text:p>How is memoization with signed zero?</text:p>
          </draw:text-box>
        </draw:frame>
        <draw:frame presentation:style-name="pr8" draw:layer="layout" svg:width="25.199cm" svg:height="10.15cm" svg:x="1.399cm" svg:y="4.094cm" presentation:class="outline" presentation:user-transformed="true">
          <draw:text-box>
            <text:list text:style-name="L3">
              <text:list-item>
                <text:p>-0.0 == +0.0 but 1/-0.0 != 1/+0.0</text:p>
                <text:list>
                  <text:list-item>
                    <text:p>So, operator== does not provide substitutability.</text:p>
                  </text:list-item>
                  <text:list-item>
                    <text:p>Therefore, it is not an equality (congruence).</text:p>
                  </text:list-item>
                </text:list>
              </text:list-item>
              <text:list-item>
                <text:p>-0.0, +0.0, -0.0 <text:span text:style-name="T5">→</text:span>1/x<text:span text:style-name="T5">→</text:span> -Inf, +Inf, -Inf</text:p>
              </text:list-item>
              <text:list-item>
                <text:p><text:span text:style-name="T5">→ </text:span>-Inf, -Inf, -Inf<text:line-break/><text:span text:style-name="T5">→</text:span>+Inf, +Inf, +Inf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>
            <draw:text-box>
              <text:p>There are several mathematical functions that give different results depending on the sign of zero.</text:p>
              <text:p/>
              <text:p>Memoizing over 1/x should give different results for different zeros, but it gives the same result for every zero.</text:p>
              <text:p/>
              <text:p>The first element in a partition occupies the bucket and all others in the partition are ignored.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399cm" svg:y="0.697cm" presentation:class="title">
          <draw:text-box>
            <text:p>How is memoization with NaN?</text:p>
          </draw:text-box>
        </draw:frame>
        <draw:frame presentation:style-name="pr8" draw:layer="layout" svg:width="25.199cm" svg:height="10.524cm" svg:x="1.399cm" svg:y="4.094cm" presentation:class="outline" presentation:user-transformed="true">
          <draw:text-box>
            <text:list text:style-name="L3">
              <text:list-item>
                <text:p>NaN == NaN is false</text:p>
                <text:list>
                  <text:list-item>
                    <text:p>So, operator== is not reflexive.</text:p>
                  </text:list-item>
                  <text:list-item>
                    <text:p>Therefore, it is not an equivalence.</text:p>
                  </text:list-item>
                </text:list>
              </text:list-item>
              <text:list-item>
                <text:p>NaN, NaN, +0.0, NaN <text:span text:style-name="T5">→</text:span>1/x<text:span text:style-name="T5">→</text:span> NaN, NaN, +Inf, NaN</text:p>
              </text:list-item>
              <text:list-item>
                <text:p><text:span text:style-name="T5">→ </text:span>NaN, NaN, +Inf, NaN </text:p>
              </text:list-item>
              <text:list-item>
                <text:p>A NaN will never match a NaN already in the memo.</text:p>
                <text:list>
                  <text:list-item>
                    <text:p>No NaN memo is ever reused.</text:p>
                  </text:list-item>
                  <text:list-item>
                    <text:p>Storage grows with the number of NaN request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>
            <draw:text-box>
              <text:p>Despite not meeting the most basic of requirements, memoizing NaNs over 1/x gives us the expected results.</text:p>
              <text:p/>
              <text:p>Really?</text:p>
              <text:p/>
              <text:p>What's happening is that NaNs are never resused and we have manage to waste run time, memory use and programmer effort for no benefit.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399cm" svg:y="0.697cm" presentation:class="title">
          <draw:text-box>
            <text:p>There are eight quadrillion NaNs.</text:p>
          </draw:text-box>
        </draw:frame>
        <draw:frame presentation:style-name="pr8" draw:layer="layout" svg:width="25.199cm" svg:height="10.15cm" svg:x="1.399cm" svg:y="4.094cm" presentation:class="outline" presentation:user-transformed="true">
          <draw:text-box>
            <text:list text:style-name="L3">
              <text:list-item>
                <text:p>IEEE 754 operations preserve the individual NaN.</text:p>
              </text:list-item>
              <text:list-item>
                <text:p>NaN1, +0.0, NaN2 <text:span text:style-name="T5">→</text:span>1/x<text:span text:style-name="T5">→</text:span> NaN1, +Inf, NaN2</text:p>
              </text:list-item>
              <text:list-item>
                <text:p>default <text:span text:style-name="T5">→</text:span> NaN1, NaN2, +Inf, NaN2 </text:p>
              </text:list-item>
              <text:list-item>
                <text:p>weak <text:span text:style-name="T5">→</text:span> NaN1, NaN1, +Inf, NaN1</text:p>
              </text:list-item>
              <text:list-item>
                <text:p>total <text:span text:style-name="T5">→</text:span> NaN1, NaN2, +Inf, NaN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>
            <draw:text-box>
              <text:p>Most of us ignore NaN. <text:s/>Those of us that do not ignore NaN act as though there were only one. Technically correct code cannot do so.</text:p>
              <text:p/>
              <text:p>The main point here is that types often have values that are not typically distinguished, but <text:span text:style-name="T1">can</text:span> be distinguished. Robust code will handle those values correctly.</text:p>
              <text:p/>
              <text:p>In this case, partial order makes the memoization ineffective. <text:s/>A weak order fails to preserve distinct values. <text:s/>Only the total order provides correct behavior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399cm" svg:y="0.697cm" presentation:class="title">
          <draw:text-box>
            <text:p>Is floating point the only problem?</text:p>
          </draw:text-box>
        </draw:frame>
        <draw:frame presentation:style-name="pr5" draw:layer="layout" svg:width="25.199cm" svg:height="12.125cm" svg:x="1.399cm" svg:y="4.094cm" presentation:class="outline" presentation:user-transformed="true">
          <draw:text-box>
            <text:list text:style-name="L3">
              <text:list-item>
                <text:p>Other primitive types are usually, but not necessarily, totally ordered. <text:s/>Failure may happen on wierd platforms.</text:p>
              </text:list-item>
              <text:list-item>
                <text:p>Programmers assume a total order on fields when writing comparisons. <text:s/>If not true, failure is possible.</text:p>
              </text:list-item>
              <text:list-item>
                <text:p>Documentation for user-defined types rarely defines the relational properties of comparsions.</text:p>
              </text:list-item>
              <text:list-item>
                <text:p>Many algorithms for comparing multiple fields fail to yield a total order. <text:s/>An inappropriate algorithm will fail.</text:p>
              </text:list-item>
              <text:list-item>
                <text:p>Programmers may have good reason for making operator&lt; not meet the requiremen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152cm" svg:y="2.364cm" draw:page-number="12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Whether or not a type meets order requirements is mostly ignored. <text:s/>Forthermore, compsite types are nearly alway multi-dimensional, which makes them hard to naturally map to a total order. So, as programmers build types from types, the chance of meeting requirements is increasingly dim.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922cm" svg:x="1.399cm" svg:y="0.697cm" presentation:class="title">
          <draw:text-box>
            <text:p>What is the real problem?</text:p>
          </draw:text-box>
        </draw:frame>
        <draw:frame presentation:style-name="pr8" draw:layer="layout" svg:width="25.199cm" svg:height="10.15cm" svg:x="1.399cm" svg:y="4.094cm" presentation:class="outline">
          <draw:text-box>
            <text:list text:style-name="L3">
              <text:list-item>
                <text:p>Utility algorithms use operators by default,</text:p>
              </text:list-item>
              <text:list-item>
                <text:p>but operators may not meet those guarantees,</text:p>
              </text:list-item>
              <text:list-item>
                <text:p>and should not have those guarantees imposed on th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>
            <draw:text-box>
              <text:p>Code that tries to serve two very different purposes will probably not serve either well. <text:s/>We need to separate the needs utility algorithms from application algorithms so that both can be well-served.</text:p>
            </draw:text-box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2.922cm" svg:x="1.399cm" svg:y="0.697cm" presentation:class="title">
          <draw:text-box>
            <text:p>Can it get worse?</text:p>
          </draw:text-box>
        </draw:frame>
        <draw:frame presentation:style-name="pr8" draw:layer="layout" svg:width="12.297cm" svg:height="10.15cm" svg:x="1.399cm" svg:y="4.094cm" presentation:class="outline">
          <draw:text-box>
            <text:list text:style-name="L3">
              <text:list-item>
                <text:p>bool operator&gt;=(T a, T b) {<text:line-break/> <text:s/>return !(a &lt; b);<text:line-break/>}</text:p>
              </text:list-item>
              <text:list-item>
                <text:p>fails when T is only partially ordered,</text:p>
              </text:list-item>
              <text:list-item>
                <text:p>e.g. fails when T is float.</text:p>
              </text:list-item>
            </text:list>
          </draw:text-box>
        </draw:frame>
        <draw:frame presentation:style-name="pr8" draw:layer="layout" svg:width="12.297cm" svg:height="10.15cm" svg:x="14.312cm" svg:y="4.094cm" presentation:class="outline">
          <draw:text-box>
            <text:list text:style-name="L3">
              <text:list-item>
                <text:p>bool operator&gt;=(T a, T b) {<text:line-break/> <text:s/>return a &gt; b || a == b<text:line-break/>}</text:p>
              </text:list-item>
              <text:list-item>
                <text:p>works when T is partially ordered,</text:p>
              </text:list-item>
              <text:list-item>
                <text:p>e.g. works when T is floa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>
            <draw:text-box>
              <text:p>The standard uses the algorithm on the left. <text:s/>It is demonstrably incorrect for floating-point types, or any type that not at least weakly ordered.</text:p>
              <text:p/>
              <text:p>The algorithm on the right does work.</text:p>
              <text:p/>
              <text:p>When defining operators, the names guide you to the correct implementation. <text:s/>Getting clever here is counter-productive.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922cm" svg:x="1.399cm" svg:y="0.697cm" presentation:class="title">
          <draw:text-box>
            <text:p><text:span text:style-name="T1">What can you do about it now?</text:span></text:p>
          </draw:text-box>
        </draw:frame>
        <draw:frame presentation:style-name="pr8" draw:layer="layout" svg:width="25.199cm" svg:height="11.356cm" svg:x="1cm" svg:y="4.013cm" presentation:class="outline" presentation:user-transformed="true">
          <draw:text-box>
            <text:list text:style-name="L3">
              <text:list-item>
                <text:p>Hunt for bugs you now know about.</text:p>
                <text:list>
                  <text:list-item>
                    <text:p>Explicitly check your data for NaNs.</text:p>
                  </text:list-item>
                  <text:list-item>
                    <text:p>Prove your operators have the properties you want.</text:p>
                  </text:list-item>
                  <text:list-item>
                    <text:p>Document those properties.</text:p>
                  </text:list-item>
                </text:list>
              </text:list-item>
              <text:list-item>
                <text:p>Write new code to avoid bugs.</text:p>
                <text:list>
                  <text:list-item>
                    <text:p>Do not use operators with utility algorithms.</text:p>
                  </text:list-item>
                  <text:list-item>
                    <text:p>Do not use std::less with utility algorithms.</text:p>
                  </text:list-item>
                  <text:list-item>
                    <text:p>Write well-defined comparators.</text:p>
                  </text:list-item>
                  <text:list-item>
                    <text:p>Pass them explicitly to utility algorithm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>
            <draw:text-box>
              <text:p>In the remainder of the talk, I will address the latter approach.</text:p>
              <text:p/>
              <text:p>The std::less template mostly just uses operator&lt;..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922cm" svg:x="1.399cm" svg:y="0.697cm" presentation:class="title">
          <draw:text-box>
            <text:p>Write boolean comparison functions.</text:p>
          </draw:text-box>
        </draw:frame>
        <draw:frame presentation:style-name="pr8" draw:layer="layout" svg:width="25.199cm" svg:height="10.15cm" svg:x="1.399cm" svg:y="4.094cm" presentation:class="outline">
          <draw:text-box>
            <text:list text:style-name="L3">
              <text:list-item>
                <text:p>bool partial_less(double d, double f);</text:p>
              </text:list-item>
              <text:list-item>
                <text:p>bool weak_less(double d, double f);</text:p>
              </text:list-item>
              <text:list-item>
                <text:p>bool total_less(double d, double f);</text:p>
              </text:list-item>
              <text:list-item>
                <text:p>bool partial_unordered(double d, double f);</text:p>
              </text:list-item>
              <text:list-item>
                <text:p>bool weak_equivalence(double d, double f);</text:p>
              </text:list-item>
              <text:list-item>
                <text:p>bool total_equal(double d, double f)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>
            <draw:text-box>
              <text:p>Using these names for functions will help the community leverage each other's work.</text:p>
              <text:p/>
              <text:p>These names are not yet standard, and the standards committee is known for changing names early and often!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922cm" svg:x="1.399cm" svg:y="0.697cm" presentation:class="title">
          <draw:text-box>
            <text:p>Be consistent.</text:p>
          </draw:text-box>
        </draw:frame>
        <draw:frame presentation:style-name="pr8" draw:layer="layout" svg:width="25.199cm" svg:height="10.524cm" svg:x="1.399cm" svg:y="4.094cm" presentation:class="outline" presentation:user-transformed="true">
          <draw:text-box>
            <text:list text:style-name="L3">
              <text:list-item>
                <text:p>Write equivalences in terms of less.</text:p>
                <text:list>
                  <text:list-item>
                    <text:p>a~b is not a &lt; b and not b &lt; a</text:p>
                  </text:list-item>
                </text:list>
              </text:list-item>
              <text:list-item>
                <text:p>Be consistent across levels.</text:p>
                <text:list>
                  <text:list-item>
                    <text:p>total_less(a,b) implies weak_less(a,b)</text:p>
                  </text:list-item>
                </text:list>
              </text:list-item>
              <text:list-item>
                <text:p>Be consistent with operators.</text:p>
                <text:list>
                  <text:list-item>
                    <text:p>a&lt;b implies weak_less(a,b) or vice versa</text:p>
                  </text:list-item>
                </text:list>
              </text:list-item>
              <text:list-item>
                <text:p>Be consistent with standards.</text:p>
                <text:list>
                  <text:list-item>
                    <text:p>e.g. IEEE 754 totalOrd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>
            <draw:text-box>
              <text:p>Do not develop in isolation; consider the whole set of issues.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922cm" svg:x="1.399cm" svg:y="0.697cm" presentation:class="title" presentation:user-transformed="true">
          <draw:text-box>
            <text:p>How do we handle floating point?</text:p>
          </draw:text-box>
        </draw:frame>
        <draw:frame presentation:style-name="pr8" draw:layer="layout" svg:width="25.199cm" svg:height="10.15cm" svg:x="1.399cm" svg:y="4.094cm" presentation:class="outline">
          <draw:text-box>
            <text:list text:style-name="L3">
              <text:list-item>
                <text:p>The operator&lt; already implements partial_less.</text:p>
              </text:list-item>
              <text:list-item>
                <text:p>Write partial_unordered with partial_less.</text:p>
              </text:list-item>
              <text:list-item>
                <text:p>Write total_less respecting IEEE 754 totalOrder.</text:p>
              </text:list-item>
              <text:list-item>
                <text:p>Write total_equal with total_less.</text:p>
              </text:list-item>
              <text:list-item>
                <text:p>Write weak_less.</text:p>
              </text:list-item>
              <text:list-item>
                <text:p>Write weak_equivalence with weak_les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>
            <draw:text-box>
              <text:p>Fine advice, but what does it mean?</text:p>
            </draw:text-box>
          </draw:frame>
        </presentation:notes>
      </draw:page>
      <draw:page draw:name="page19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2.922cm" svg:x="1.399cm" svg:y="0.697cm" presentation:class="title" presentation:user-transformed="true">
          <draw:text-box>
            <text:p>Respect IEEE 754 totalOrder.</text:p>
          </draw:text-box>
        </draw:frame>
        <draw:frame presentation:style-name="pr5" draw:layer="layout" svg:width="12.297cm" svg:height="10.15cm" svg:x="1.399cm" svg:y="4.094cm" presentation:class="outline" presentation:user-transformed="true">
          <draw:text-box>
            <text:list text:style-name="L3">
              <text:list-item>
                <text:p>positive quiet NaNs</text:p>
              </text:list-item>
              <text:list-item>
                <text:p>positive signaling NaNs</text:p>
              </text:list-item>
              <text:list-item>
                <text:p>positive infinity</text:p>
              </text:list-item>
              <text:list-item>
                <text:p>positive reals</text:p>
              </text:list-item>
              <text:list-item>
                <text:p>positive zero</text:p>
              </text:list-item>
            </text:list>
          </draw:text-box>
        </draw:frame>
        <draw:frame presentation:style-name="pr8" draw:layer="layout" svg:width="12.297cm" svg:height="10.15cm" svg:x="14.312cm" svg:y="4.094cm" presentation:class="outline">
          <draw:text-box>
            <text:list text:style-name="L3">
              <text:list-item>
                <text:p>negative zero</text:p>
              </text:list-item>
              <text:list-item>
                <text:p>negative reals</text:p>
              </text:list-item>
              <text:list-item>
                <text:p>negative infinity</text:p>
              </text:list-item>
              <text:list-item>
                <text:p>negative signaling NaNs</text:p>
              </text:list-item>
              <text:list-item>
                <text:p>negative quiet Na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>
            <draw:text-box>
              <text:p>Every bit pattern is distinctly ordered.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399cm" svg:y="0.697cm" presentation:class="title" presentation:user-transformed="true">
          <draw:text-box>
            <text:p>Partition it for a weak order.</text:p>
          </draw:text-box>
        </draw:frame>
        <draw:frame presentation:style-name="pr8" draw:layer="layout" svg:width="25.199cm" svg:height="10.15cm" svg:x="1.399cm" svg:y="4.094cm" presentation:class="outline" presentation:user-transformed="true">
          <draw:text-box>
            <text:list text:style-name="L3">
              <text:list-item>
                <text:p>all positive NaNs equivalent</text:p>
              </text:list-item>
              <text:list-item>
                <text:p>positive infinity</text:p>
              </text:list-item>
              <text:list-item>
                <text:p>positive reals</text:p>
              </text:list-item>
              <text:list-item>
                <text:p>all zeros equivalent</text:p>
              </text:list-item>
              <text:list-item>
                <text:p>negative reals</text:p>
              </text:list-item>
              <text:list-item>
                <text:p>negative infinity</text:p>
              </text:list-item>
              <text:list-item>
                <text:p>all negative NaNs equival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>
            <draw:text-box>
              <text:p>We collect values that we often do not care to distinguish into partitions.</text:p>
              <text:p/>
              <text:p>Note that your application may need more than one order, and that is okay.</text:p>
            </draw:text-box>
          </draw:frame>
        </presentation:notes>
      </draw:page>
      <draw:page draw:name="page21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2.922cm" svg:x="1.399cm" svg:y="0.697cm" presentation:class="title">
          <draw:text-box>
            <text:p>Check relationship with operators.</text:p>
          </draw:text-box>
        </draw:frame>
        <draw:frame presentation:style-name="pr5" draw:layer="layout" svg:width="12.297cm" svg:height="10.15cm" svg:x="1.399cm" svg:y="4.094cm" presentation:class="outline">
          <draw:text-box>
            <text:list text:style-name="L3">
              <text:list-item>
                <text:p>total_equal</text:p>
              </text:list-item>
              <text:list-item>
                <text:p>weak_equivalence</text:p>
              </text:list-item>
              <text:list-item>
                <text:p>partial_unordered</text:p>
              </text:list-item>
              <text:list-item>
                <text:p>operator==</text:p>
              </text:list-item>
            </text:list>
          </draw:text-box>
        </draw:frame>
        <draw:frame presentation:style-name="pr8" draw:layer="layout" svg:width="12.297cm" svg:height="10.15cm" svg:x="14.312cm" svg:y="4.094cm" presentation:class="outline">
          <draw:text-box>
            <text:list text:style-name="L3">
              <text:list-item>
                <text:p>total_less</text:p>
              </text:list-item>
              <text:list-item>
                <text:p>weak_less</text:p>
              </text:list-item>
              <text:list-item>
                <text:p>partial_less<text:line-break/>operator&l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>
            <draw:text-box>
              <text:p>This chart shows the descending strength of the relations.</text:p>
              <text:p/>
              <text:p>For IEEE floating point, the behavior of partial_less and operator&lt; can and should be identical. However, operator== is not reflexive, and that is weaker than partial_unordered and may serve different purposes.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399cm" svg:y="0.697cm" presentation:class="title">
          <draw:text-box>
            <text:p>Take advantage of common cases.</text:p>
          </draw:text-box>
        </draw:frame>
        <draw:frame presentation:style-name="pr5" draw:layer="layout" svg:width="25.199cm" svg:height="10.15cm" svg:x="1.399cm" svg:y="4.094cm" presentation:class="outline">
          <draw:text-box>
            <text:list text:style-name="L3">
              <text:list-header>
                <text:p>bool weak_less(double d, double e) {<text:line-break/> <text:s/>if ( d&lt;e ) return true;<text:line-break/> <text:s/>if ( e&gt;=d ) return false;<text:line-break/> <text:s/>// other case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>
            <draw:text-box>
              <text:p>My complete code will be available from the conference site.</text:p>
              <text:p/>
              <text:p>Note that the IA32 architecture causes signaling NaN behavior to not work right and is unfixable because of the ABI.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922cm" svg:x="1.399cm" svg:y="0.697cm" presentation:class="title">
          <draw:text-box>
            <text:p>How do we handle Zip+4 codes?</text:p>
          </draw:text-box>
        </draw:frame>
        <draw:frame presentation:style-name="pr8" draw:layer="layout" svg:width="25.199cm" svg:height="11.566cm" svg:x="1.399cm" svg:y="4.094cm" presentation:class="outline" presentation:user-transformed="true">
          <draw:text-box>
            <text:list text:style-name="L3">
              <text:list-item>
                <text:p>Lexical sort</text:p>
                <text:list>
                  <text:list-item>
                    <text:p>provides a total order but</text:p>
                  </text:list-item>
                  <text:list-item>
                    <text:p>does not help you find the same address written differently.</text:p>
                  </text:list-item>
                </text:list>
              </text:list-item>
              <text:list-item>
                <text:p>A 5-digit zip equivalent to its 9-digit subsidiaries</text:p>
                <text:list>
                  <text:list-item>
                    <text:p>does not provide ordered partitions and</text:p>
                  </text:list-item>
                  <text:list-item>
                    <text:p>is not a strict weak order.</text:p>
                  </text:list-item>
                </text:list>
              </text:list-item>
              <text:list-item>
                <text:p>All 9-digit zips equivalent to their 5-digit zip</text:p>
                <text:list>
                  <text:list-item>
                    <text:p>provides a sortable strict weak order and</text:p>
                  </text:list-item>
                  <text:list-item>
                    <text:p>is helpful when a part of full address compariso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4">So, lets think about another example.</text:span></text:p>
              <text:p><text:span text:style-name="T4"/></text:p>
              <text:p><text:span text:style-name="T4">For those of you unfamiliar with U.S. postal codes, Zip+4 is an optional extension to the regular Zip codes. The optional part presents a challenge.</text:span></text:p>
              <text:p><text:span text:style-name="T4"/></text:p>
              <text:p><text:span text:style-name="T4">The essential point of this example is that both a weak order and a total order have reasonable use cases. <text:s/>We want to enable both.</text:span>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2cm" svg:x="1.399cm" svg:y="0.697cm" presentation:class="title" presentation:user-transformed="true">
          <draw:text-box>
            <text:p>How do we compare composite types?</text:p>
          </draw:text-box>
        </draw:frame>
        <draw:frame presentation:style-name="pr7" draw:layer="layout" svg:width="25.199cm" svg:height="11.566cm" svg:x="1.399cm" svg:y="4.094cm" presentation:class="outline" presentation:user-transformed="true">
          <draw:text-box>
            <text:list text:style-name="L3">
              <text:list-item>
                <text:p>Unanimous</text:p>
                <text:list>
                  <text:list-item>
                    <text:p>produces a partial order.</text:p>
                  </text:list-item>
                </text:list>
              </text:list-item>
              <text:list-item>
                <text:p>Uncontended</text:p>
                <text:list>
                  <text:list-item>
                    <text:p>fails when any field is partially ordered and</text:p>
                  </text:list-item>
                  <text:list-item>
                    <text:p>otherwise produces a partial order.</text:p>
                  </text:list-item>
                </text:list>
              </text:list-item>
              <text:list-item>
                <text:p>Lexicographical</text:p>
                <text:list>
                  <text:list-item>
                    <text:p>fails when any field is partially ordered and</text:p>
                  </text:list-item>
                  <text:list-item>
                    <text:p>otherwise produces an order the same as the weakest field.</text:p>
                  </text:list-item>
                  <text:list-item>
                    <text:p>Field order defines compare order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>
            <draw:text-box>
              <text:p>Every class with more than one field is a composite type.</text:p>
              <text:p/>
              <text:p>Unanimous less requires that every field is less.</text:p>
              <text:p/>
              <text:p>Uncondended less requires that at least on field is less and other fields are not greater.</text:p>
              <text:p/>
              <text:p>You know what lexicographical less looks like, but there are two important points. <text:s/>First, the strength of lexicographical comparison depends on the strength of comparison on the fields. <text:s/>Second, the choice of field order can radically change the sort order.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922cm" svg:x="1.399cm" svg:y="0.697cm" presentation:class="title">
          <draw:text-box>
            <text:p><text:span text:style-name="T1">What can the standard do?</text:span></text:p>
          </draw:text-box>
        </draw:frame>
        <draw:frame presentation:style-name="pr8" draw:layer="layout" svg:width="25.199cm" svg:height="10.15cm" svg:x="1.399cm" svg:y="4.094cm" presentation:class="outline">
          <draw:text-box>
            <text:list text:style-name="L3">
              <text:list-item>
                <text:p>Maintain backwards compatibility.</text:p>
              </text:list-item>
              <text:list-item>
                <text:p>Enable migration to utility comparison distinct from operators.</text:p>
                <text:list>
                  <text:list-item>
                    <text:p>Provide order and equivalence functions on all standard types.</text:p>
                  </text:list-item>
                  <text:list-item>
                    <text:p>Template type parameters complicate the matter.</text:p>
                  </text:list-item>
                </text:list>
              </text:list-item>
              <text:list-item>
                <text:p>But wait! <text:s/>There is more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>
            <draw:text-box>
              <text:p><text:span text:style-name="T4">We cannot break billons of lines of code.</text:span></text:p>
              <text:p><text:span text:style-name="T4"/></text:p>
              <text:p><text:span text:style-name="T4">We cannot expect programmers to migrate code quickliy.</text:span>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922cm" svg:x="1.399cm" svg:y="0.697cm" presentation:class="title">
          <draw:text-box>
            <text:p>What else is wrong?</text:p>
          </draw:text-box>
        </draw:frame>
        <draw:frame presentation:style-name="pr8" draw:layer="layout" svg:width="25.199cm" svg:height="10.15cm" svg:x="1.399cm" svg:y="4.094cm" presentation:class="outline">
          <draw:text-box>
            <text:list text:style-name="L3">
              <text:list-item>
                <text:p>Consider: string s, t;<text:line-break/>if ( s &lt; t ) .... else if ( s &gt; t ) .... else ....</text:p>
              </text:list-item>
              <text:list-item>
                <text:p>versus: int cmp = s.compare(t);<text:line-break/>if ( cmp &lt; 0 ) .... else if ( cmp &gt; 0 ) .... else ....</text:p>
              </text:list-item>
              <text:list-item>
                <text:p>Now repeat at each layer of abstraction.</text:p>
                <text:list>
                  <text:list-item>
                    <text:p>O((2*fields)^layers) versus O(fields^layers)</text:p>
                  </text:list-item>
                </text:list>
              </text:list-item>
              <text:list-item>
                <text:p>Standard algorithms should accept trinary comparato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9" draw:layer="layout" svg:width="16.799cm" svg:height="13.364cm" svg:x="2.1cm" svg:y="14.107cm" presentation:class="notes">
            <draw:text-box>
              <text:p>There are two ways to find out whether or not a string is less than or greater than another. <text:s/>The first way tests every byte twice. <text:s/>The second way tests every byte once and returns a three-state value describing the exact relationship between the strings. <text:s/>The latter is much more efficient.</text:p>
              <text:p/>
              <text:p>Now image that you have type composed of types composed of types. <text:s/>The efficiency of the first approach gets worse and worse. <text:s/>This approach is what the standard does with sort.</text:p>
              <text:p/>
              <text:p>We can avoid the problem with algorithms accepting a trinary comparator.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922cm" svg:x="1.399cm" svg:y="0.697cm" presentation:class="title" presentation:user-transformed="true">
          <draw:text-box>
            <text:p>Are they weak or total comparators?</text:p>
          </draw:text-box>
        </draw:frame>
        <draw:frame presentation:style-name="pr8" draw:layer="layout" svg:width="25.199cm" svg:height="10.15cm" svg:x="1.399cm" svg:y="4.094cm" presentation:class="outline" presentation:user-transformed="true">
          <draw:text-box>
            <text:list text:style-name="L3">
              <text:list-item>
                <text:p>enum class types</text:p>
                <text:list>
                  <text:list-item>
                    <text:p>partial_ordering { less, unordered, greater }</text:p>
                  </text:list-item>
                  <text:list-item>
                    <text:p>weak_ordering { less, equivalent, greater }</text:p>
                  </text:list-item>
                  <text:list-item>
                    <text:p>total_ordering { less, equal, greater }</text:p>
                  </text:list-item>
                </text:list>
              </text:list-item>
              <text:list-item>
                <text:p>functions</text:p>
                <text:list>
                  <text:list-item>
                    <text:p>partial_ordering partial_order(const T&amp;, const T&amp;)</text:p>
                  </text:list-item>
                  <text:list-item>
                    <text:p>weak_ordering weak_order(const T&amp;, const T&amp;)</text:p>
                  </text:list-item>
                  <text:list-item>
                    <text:p>total_ordering total_order(const T&amp;, const T&amp;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>
            <draw:text-box>
              <text:p>We need more than one trinary comparator, so we need to allow for that.</text:p>
              <text:p/>
              <text:p>More importantly algorithms have different needs and we want to use the type system to ensure that those needs are met. <text:s/>We do this with a return type that is explicit about the exact relationship it is reporting.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922cm" svg:x="1.399cm" svg:y="0.697cm" presentation:class="title" presentation:user-transformed="true">
          <draw:text-box>
            <text:p>Can we make coding easier?</text:p>
          </draw:text-box>
        </draw:frame>
        <draw:frame presentation:style-name="pr8" draw:layer="layout" svg:width="25.199cm" svg:height="10.441cm" svg:x="1.399cm" svg:y="4.094cm" presentation:class="outline" presentation:user-transformed="true">
          <draw:text-box>
            <text:list text:style-name="L3">
              <text:list-item>
                <text:p>Provide an explicit default for partial_order.</text:p>
                <text:list>
                  <text:list-item>
                    <text:p>Unanimous always works.</text:p>
                  </text:list-item>
                  <text:list-item>
                    <text:p>Uncontended is sometimes better.</text:p>
                  </text:list-item>
                </text:list>
              </text:list-item>
              <text:list-item>
                <text:p>Provide an explicit default for weak_order.</text:p>
                <text:list>
                  <text:list-item>
                    <text:p>Only lexicographical works. <text:s/>It needs weakly ordered fields.</text:p>
                  </text:list-item>
                </text:list>
              </text:list-item>
              <text:list-item>
                <text:p>Provide an explicit default for total_order.</text:p>
                <text:list>
                  <text:list-item>
                    <text:p>Only lexicographical works. <text:s/>It needs totally ordered fields.</text:p>
                  </text:list-item>
                </text:list>
              </text:list-item>
              <text:list-item>
                <text:p>Provide implicit defaults for lower orders from high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>
            <draw:text-box>
              <text:p>We can help reduce coding effort by providing defaults. <text:s/>However, for weak and total orders, the comparison is somewhat accidental.</text:p>
              <text:p/>
              <text:p>Such defaults are most useful for template-based code where you might not know the field type and hence may not know how the strength of its comparison. <text:s/>The defaults will fail to compile if the requirements are not met.</text:p>
              <text:p/>
              <text:p>Because a total order is also a weak order, we can use a total order wherever a weak order is required.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2.922cm" svg:x="1.399cm" svg:y="0.697cm" presentation:class="title" presentation:user-transformed="true">
          <draw:text-box>
            <text:p><text:span text:style-name="T1">What is the path forward?</text:span></text:p>
          </draw:text-box>
        </draw:frame>
        <draw:frame presentation:style-name="pr10" draw:layer="layout" svg:width="25.199cm" svg:height="13.26cm" svg:x="1.399cm" svg:y="4.094cm" presentation:class="outline" presentation:user-transformed="true">
          <draw:text-box>
            <text:list text:style-name="L3">
              <text:list-item>
                <text:p>Comparators belong to utility algorithms.</text:p>
                <text:list>
                  <text:list-item>
                    <text:p>You write all boolean comparators.</text:p>
                  </text:list-item>
                  <text:list-item>
                    <text:p>The standard provides standard boolean comparators.</text:p>
                  </text:list-item>
                  <text:list-item>
                    <text:p>The standard provides standard trinary comparators and algorithms overloaded for them.</text:p>
                  </text:list-item>
                  <text:list-item>
                    <text:p>The standard provides explicit defaults for comparators.</text:p>
                  </text:list-item>
                </text:list>
              </text:list-item>
              <text:list-item>
                <text:p>Operators belong to the application domain.</text:p>
                <text:list>
                  <text:list-item>
                    <text:p>The standard changes algorithm defaults to trinary comparators, away from any use of operators.</text:p>
                  </text:list-item>
                </text:list>
              </text:list-item>
              <text:list-item>
                <text:p>See N4367 and successo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>
            <draw:text-box>
              <text:p>Our first task is to separate responsibilities.</text:p>
              <text:p/>
              <text:p>You can solve the correctness problem yourself, but your life would be much easier with standard help.</text:p>
              <text:p/>
              <text:p>You cannot fully solve the performance problem without changes to the standard.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922cm" svg:x="1.399cm" svg:y="0.697cm" presentation:class="title">
          <draw:text-box>
            <text:p>Questions?</text:p>
          </draw:text-box>
        </draw:frame>
        <draw:frame presentation:style-name="pr8" draw:layer="layout" svg:width="25.199cm" svg:height="10.15cm" svg:x="1.399cm" svg:y="4.09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Arial1" svg:font-family="Arial" style:font-family-generic="swiss" style:font-pitch="variable"/>
    <style:font-face style:name="DejaVu Sans2" svg:font-family="'DejaVu Sans'" style:font-adornments="Book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rial4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7000007629395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solid" draw:fill-color="#ffffff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36.5999984741211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5.199cm" svg:height="2.922cm" svg:x="1.399cm" svg:y="0.697cm" presentation:class="title" presentation:placeholder="true">
        <draw:text-box/>
      </draw:frame>
      <draw:frame presentation:style-name="Default-outline1" draw:layer="backgroundobjects" svg:width="25.199cm" svg:height="10.15cm" svg:x="1.399cm" svg:y="4.094cm" presentation:class="outline" presentation:placeholder="true">
        <draw:text-box/>
      </draw:frame>
      <draw:frame presentation:style-name="Mpr1" draw:text-style-name="MP1" draw:layer="backgroundobjects" svg:width="6.523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206cm" svg:x="9.575cm" svg:y="15.94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206cm" svg:x="20.075cm" svg:y="15.94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20H17M50S</meta:editing-duration>
    <meta:editing-cycles>20</meta:editing-cycles>
    <meta:generator>LibreOffice/4.2.4.2$Windows_x86 LibreOffice_project/63150712c6d317d27ce2db16eb94c2f3d7b699f8</meta:generator>
    <dc:date>2015-09-23T20:13:15.959000000</dc:date>
    <meta:print-date>2015-09-19T15:45:48.238000000</meta:print-date>
    <meta:document-statistic meta:object-count="144"/>
  </office:meta>
</office:document-meta>
</file>